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re are the enhanced <text:span text:style-name="Strong_20_Emphasis">Constitution-style</text:span> sections for the <text:span text:style-name="Strong_20_Emphasis">Ethics Oversight Council</text:span>, <text:span text:style-name="Strong_20_Emphasis">Transitional Voting Mechanisms</text:span>, and <text:span text:style-name="Strong_20_Emphasis">Enforcement Clauses</text:span>, fully aligned with the no-single-leader principle inspired by Arthur King’s Round Table.</text:p>
      <text:p text:style-name="Horizontal_20_Line"/>
      <text:h text:style-name="Heading_20_2" text:outline-level="2"><text:span text:style-name="Strong_20_Emphasis">Article XI – Global Ethics Oversight Council (“Ethics Round Table”)</text:span></text:h>
      <text:h text:style-name="Heading_20_3" text:outline-level="3"><text:span text:style-name="Strong_20_Emphasis">Section 1. Composition &amp; Tenure</text:span></text:h>
      <text:list xml:id="list4188171690" text:style-name="L1">
        <text:list-item>
          <text:p text:style-name="P1">Comprised of <text:span text:style-name="Strong_20_Emphasis">twelve independent members</text:span>, each serving staggered four‑year terms (max one reappointment), ensuring continuity and renewal.</text:p>
        </text:list-item>
        <text:list-item>
          <text:p text:style-name="P1">Members represent diverse domains: indigenous ethics, technology, environmental justice, public health, wisdom traditions, law, social equity.</text:p>
        </text:list-item>
        <text:list-item>
          <text:p text:style-name="P1">Selection: half nominated by regional federations, half by civil society and academic bodies; no member may hold governmental or corporate office to preserve independence (<text:a xlink:type="simple" xlink:href="https://medium.com/%40erik.sabandar/king-arthurs-round-table-a-leadership-analogy-for-the-modern-era-8cdbc96e7725?utm_source=chatgpt.com" text:style-name="Internet_20_link" text:visited-style-name="Visited_20_Internet_20_Link">medium.com</text:a>).</text:p>
        </text:list-item>
      </text:list>
      <text:h text:style-name="Heading_20_3" text:outline-level="3"><text:span text:style-name="Strong_20_Emphasis">Section 2. Leadership Without a Leader</text:span></text:h>
      <text:list xml:id="list59149333" text:style-name="L2">
        <text:list-item>
          <text:p text:style-name="P2">Deliberations guided by <text:span text:style-name="Strong_20_Emphasis">rotating facilitators</text:span>, with <text:span text:style-name="Strong_20_Emphasis">no permanent chair</text:span>, echoing the Round Table: all members sit equally, no head-of-table.</text:p>
        </text:list-item>
        <text:list-item>
          <text:p text:style-name="P2">Decisions arise through <text:span text:style-name="Strong_20_Emphasis">consensus-seeking deliberation</text:span>, and where consensus fails, <text:span text:style-name="Strong_20_Emphasis">super-majority (≥ 9/12)</text:span> votes.</text:p>
        </text:list-item>
      </text:list>
      <text:h text:style-name="Heading_20_3" text:outline-level="3"><text:span text:style-name="Strong_20_Emphasis">Section 3. Mandate &amp; Powers</text:span></text:h>
      <text:list xml:id="list2156641210" text:style-name="L3">
        <text:list-item>
          <text:p text:style-name="P3">Reviews all proposals concerning emerging global technologies, AI, biotech, surveillance, geoengineering, climate interventions.</text:p>
        </text:list-item>
        <text:list-item>
          <text:p text:style-name="P3">Issues <text:span text:style-name="Strong_20_Emphasis">binding ethical opinions</text:span> that inform Global Assembly and Global Council decisions; if advice is overruled, a public justification must be published.</text:p>
        </text:list-item>
        <text:list-item>
          <text:p text:style-name="P3">Hosts <text:span text:style-name="Strong_20_Emphasis">public ethics forums</text:span>, enabling global citizen engagement and transparency, in the spirit of pluralistic dialogue (<text:a xlink:type="simple" xlink:href="https://en.wikipedia.org/wiki/German_Ethics_Council?utm_source=chatgpt.com" text:style-name="Internet_20_link" text:visited-style-name="Visited_20_Internet_20_Link">en.wikipedia.org</text:a>).</text:p>
        </text:list-item>
      </text:list>
      <text:h text:style-name="Heading_20_3" text:outline-level="3"><text:span text:style-name="Strong_20_Emphasis">Section 4. Accountability &amp; Transparency</text:span></text:h>
      <text:list xml:id="list2767019419" text:style-name="L4">
        <text:list-item>
          <text:p text:style-name="P4">Publishes annual ethical impact reports.</text:p>
        </text:list-item>
        <text:list-item>
          <text:p text:style-name="P4">Citizens globally may petition for review—if ≥1 million global signatures are collected, the Council must convene an ad hoc review panel.</text:p>
        </text:list-item>
      </text:list>
      <text:p text:style-name="Horizontal_20_Line"/>
      <text:h text:style-name="Heading_20_2" text:outline-level="2"><text:soft-page-break/><text:span text:style-name="Strong_20_Emphasis">Article XII – Transition &amp; Voting Mechanisms (“Founding Convening &amp; Citizen Participation”)</text:span></text:h>
      <text:h text:style-name="Heading_20_3" text:outline-level="3"><text:span text:style-name="Strong_20_Emphasis">Section 1. Founding Convening (Global Constitutional Convention)</text:span></text:h>
      <text:list xml:id="list2223829047" text:style-name="L5">
        <text:list-item>
          <text:p text:style-name="P5">A <text:span text:style-name="Strong_20_Emphasis">Founding Assembly</text:span> of 500 delegates: 60% nationally elected, 20% civil society/citizen‑jury appointed, 20% reserved for Indigenous Peoples and historically marginalized communities.</text:p>
        </text:list-item>
        <text:list-item>
          <text:p text:style-name="P5">All elections and selections conducted with <text:span text:style-name="Strong_20_Emphasis">universal voter registration</text:span>, online and in-person, with verifiable digital and paper ballots.</text:p>
        </text:list-item>
      </text:list>
      <text:h text:style-name="Heading_20_3" text:outline-level="3"><text:span text:style-name="Strong_20_Emphasis">Section 2. Voting Principles</text:span></text:h>
      <text:list xml:id="list999199454" text:style-name="L6">
        <text:list-item>
          <text:p text:style-name="P6">All votes use <text:span text:style-name="Strong_20_Emphasis">secret, verifiable ballots</text:span>.</text:p>
        </text:list-item>
        <text:list-item>
          <text:p text:style-name="P6"><text:span text:style-name="Strong_20_Emphasis">Weighted principle</text:span>: each vote equal, regardless of region or population.</text:p>
        </text:list-item>
        <text:list-item>
          <text:p text:style-name="P6">Global referenda require a turnout threshold (≥ 60%) and ≥ two-thirds approval to pass foundational amendments.</text:p>
        </text:list-item>
      </text:list>
      <text:h text:style-name="Heading_20_3" text:outline-level="3"><text:span text:style-name="Strong_20_Emphasis">Section 3. Citizen Juries &amp; Deliberative Panels</text:span></text:h>
      <text:list xml:id="list3782963549" text:style-name="L7">
        <text:list-item>
          <text:p text:style-name="P7">For major global decisions (e.g. amendments, resource usage thresholds, ethical override), <text:span text:style-name="Strong_20_Emphasis">randomly selected citizen juries</text:span> of 100–200 people convene for open deliberation.</text:p>
        </text:list-item>
        <text:list-item>
          <text:p text:style-name="P7">Their recommendations are <text:span text:style-name="Strong_20_Emphasis">published alongside Assembly debates</text:span>, providing civic guidance and legitimacy.</text:p>
        </text:list-item>
      </text:list>
      <text:p text:style-name="Horizontal_20_Line"/>
      <text:h text:style-name="Heading_20_2" text:outline-level="2"><text:span text:style-name="Strong_20_Emphasis">Article XIII – Enforcement &amp; Compliance Mechanisms</text:span></text:h>
      <text:h text:style-name="Heading_20_3" text:outline-level="3"><text:span text:style-name="Strong_20_Emphasis">Section 1. Global Court of Humanity &amp; Nature</text:span></text:h>
      <text:list xml:id="list2844013338" text:style-name="L8">
        <text:list-item>
          <text:p text:style-name="P8">Judges appointed in panels of nine, serving <text:span text:style-name="Strong_20_Emphasis">five-year overlapping terms</text:span>, selected by Ethics Round Table and Regional Federations jointly.</text:p>
        </text:list-item>
        <text:list-item>
          <text:p text:style-name="P8">Has jurisdiction over:</text:p>
          <text:list>
            <text:list-item>
              <text:p text:style-name="P8"><text:span text:style-name="Strong_20_Emphasis">Crimes against humanity</text:span>, genocide, ecocide</text:p>
            </text:list-item>
            <text:list-item>
              <text:p text:style-name="P8">Violations of individual or environmental rights under this Constitution</text:p>
            </text:list-item>
            <text:list-item>
              <text:p text:style-name="P8"><text:span text:style-name="Strong_20_Emphasis">Refusal to implement binding ethical opinions</text:span>, unless publicly justified</text:p>
            </text:list-item>
          </text:list>
        </text:list-item>
      </text:list>
      <text:h text:style-name="Heading_20_3" text:outline-level="3"><text:span text:style-name="Strong_20_Emphasis">Section 2. Enforcement Service</text:span></text:h>
      <text:list xml:id="list2360501202" text:style-name="L9">
        <text:list-item>
          <text:p text:style-name="P9">A <text:span text:style-name="Strong_20_Emphasis">Transnational Compliance Service</text:span> of peacekeepers, environmental inspectors, legal monitors, selected on merit, diverse background, and functional rotation.</text:p>
        </text:list-item>
        <text:list-item>
          <text:p text:style-name="P9">Assigned to regions refusing compliance, investigations require Court authorization.</text:p>
        </text:list-item>
      </text:list>
      <text:h text:style-name="Heading_20_3" text:outline-level="3"><text:soft-page-break/><text:span text:style-name="Strong_20_Emphasis">Section 3. Escalation Protocol</text:span></text:h>
      <text:list xml:id="list121168466" text:style-name="L10">
        <text:list-item>
          <text:p text:style-name="P10">A violation is <text:span text:style-name="Strong_20_Emphasis">reported</text:span> by citizens, NGOs, or the Global Council.</text:p>
        </text:list-item>
        <text:list-item>
          <text:p text:style-name="P10">Ethics Round Table conducts preliminary ethical review; if binding advice unheeded → Court intervenes.</text:p>
        </text:list-item>
        <text:list-item>
          <text:p text:style-name="P10">Court can issue <text:span text:style-name="Strong_20_Emphasis">orders</text:span>: sanctions, economic restrictions, compliance timelines.</text:p>
        </text:list-item>
        <text:list-item>
          <text:p text:style-name="P10">If a sovereign refuses Court order, the <text:span text:style-name="Strong_20_Emphasis">Global Council</text:span> may impose proportionate diplomatic measures, supported by Civil Service logistics.</text:p>
        </text:list-item>
      </text:list>
      <text:h text:style-name="Heading_20_3" text:outline-level="3"><text:span text:style-name="Strong_20_Emphasis">Section 4. No King, No Veto</text:span></text:h>
      <text:list xml:id="list636050475" text:style-name="L11">
        <text:list-item>
          <text:p text:style-name="P11">There is <text:span text:style-name="Strong_20_Emphasis">no single executive or veto-player</text:span>—all enforcement operates via collective bodies, bound by consensus rules.</text:p>
        </text:list-item>
        <text:list-item>
          <text:p text:style-name="P11">Even the Global Council acts by <text:span text:style-name="Strong_20_Emphasis">rotating presidencies</text:span>, each region leading limited mandates with oversight.</text:p>
        </text:list-item>
      </text:list>
      <text:p text:style-name="Horizontal_20_Line"/>
      <text:h text:style-name="Heading_20_2" text:outline-level="2">🛡️ <text:span text:style-name="Strong_20_Emphasis">Symbolism &amp; Governance Ethos</text:span></text:h>
      <text:list xml:id="list3803385494" text:style-name="L12">
        <text:list-item>
          <text:p text:style-name="P12">The <text:span text:style-name="Strong_20_Emphasis">Ethics Round Table</text:span> embodies collective moral leadership—<text:span text:style-name="Strong_20_Emphasis">each member equals</text:span>, with rotating facilitation but <text:span text:style-name="Strong_20_Emphasis">no executive supremacy</text:span>—inspired by King Arthur’s Round Table symbolism of equal stature (<text:a xlink:type="simple" xlink:href="https://en.wikipedia.org/wiki/German_Ethics_Council?utm_source=chatgpt.com" text:style-name="Internet_20_link" text:visited-style-name="Visited_20_Internet_20_Link">en.wikipedia.org</text:a>, <text:a xlink:type="simple" xlink:href="https://www.bizcatalyst360.com/cooperative-leadership-lessons-from-king-arthurs-round-table/?utm_source=chatgpt.com" text:style-name="Internet_20_link" text:visited-style-name="Visited_20_Internet_20_Link">bizcatalyst360.com</text:a>).</text:p>
        </text:list-item>
        <text:list-item>
          <text:p text:style-name="P12">The <text:span text:style-name="Strong_20_Emphasis">transitional voting structure</text:span> ensures power is not concentrated: decisions are distributed among Assembly, citizen juries, and Ethics Round Table.</text:p>
        </text:list-item>
        <text:list-item>
          <text:p text:style-name="P12"><text:span text:style-name="Strong_20_Emphasis">Enforcement</text:span> is institutional, not individual: rulings derive from tribunal consensus, executed by service teams under oversight.</text:p>
        </text:list-item>
      </text:list>
      <text:p text:style-name="Horizontal_20_Line"/>
      <text:p text:style-name="Text_20_body">These expanded provisions offer detailed mechanisms to ensure global governance remains ethical, participatory, and prevents concentration of power—while operating with clarity and legitimacy. Let me know if you'd like a modeling of sample petition forms, or simulation of a citizen jury deliberation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Glen</meta:initial-creator>
    <meta:creation-date>2025-07-31T17:32:00.168572009</meta:creation-date>
    <dc:date>2025-07-31T17:32:20.347974714</dc:date>
    <dc:creator>Peter Glen</dc:creator>
    <meta:editing-duration>PT21S</meta:editing-duration>
    <meta:editing-cycles>1</meta:editing-cycles>
    <meta:document-statistic meta:table-count="0" meta:image-count="0" meta:object-count="0" meta:page-count="3" meta:paragraph-count="50" meta:word-count="696" meta:character-count="5054" meta:non-whitespace-character-count="4444"/>
    <meta:generator>LibreOffice/7.3.7.2$Linux_X86_64 LibreOffice_project/30$Build-2</meta:generator>
  </office:meta>
</office:document-meta>
</file>